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4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77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5" style:family="paragraph">
      <style:paragraph-properties fo:margin-left="0cm" fo:margin-right="0cm" fo:margin-top="0cm" fo:margin-bottom="0cm" fo:text-align="start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20pt" fo:font-weight="bold" style:font-name-asian="Segoe UI" style:font-size-asian="10pt" style:font-weight-asian="bold" style:font-name-complex="Segoe UI" style:font-size-complex="1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0pt" fo:font-weight="bold" style:font-name-asian="Segoe UI" style:font-size-asian="10pt" style:font-weight-asian="bold" style:font-name-complex="Segoe UI" style:font-size-complex="10pt" style:font-weight-complex="bold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0pt" fo:font-weight="bold" style:font-name-asian="Segoe UI" style:font-size-asian="10pt" style:font-weight-asian="bold" style:font-name-complex="Segoe UI" style:font-size-complex="10pt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4pt" fo:font-weight="bold" style:font-name-asian="Segoe UI" style:font-size-asian="34pt" style:font-weight-asian="bold" style:font-name-complex="Segoe UI" style:font-size-complex="34pt" style:font-weight-complex="bold"/>
    </style:style>
    <style:style style:name="T5" style:family="text">
      <style:text-properties fo:color="#000000" style:font-name="Segoe UI Semibold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T6" style:family="text">
      <style:text-properties fo:color="#000000" style:font-name="Segoe UI Semibold" fo:font-size="20pt" fo:font-weight="bold" style:font-name-asian="Segoe UI" style:font-size-asian="20pt" style:font-weight-asian="bold" style:font-name-complex="Segoe UI" style:font-size-complex="20pt" style:font-weight-complex="bold"/>
    </style:style>
    <style:style style:name="T7" style:family="text"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8" style:family="text">
      <style:text-properties fo:color="#000000" style:font-name="Segoe UI1" fo:font-size="31pt" fo:font-weight="bold" style:font-name-asian="Segoe UI" style:font-size-asian="31pt" style:font-weight-asian="bold" style:font-name-complex="Segoe UI" style:font-size-complex="31pt" style:font-weight-complex="bold"/>
    </style:style>
    <style:style style:name="T9" style:family="text">
      <style:text-properties fo:color="#000000" style:font-name="Segoe UI1" fo:font-size="28pt" fo:font-weight="bold" style:font-name-asian="Segoe UI" style:font-size-asian="28pt" style:font-weight-asian="bold" style:font-name-complex="Segoe UI" style:font-size-complex="28pt" style:font-weight-complex="bold"/>
    </style:style>
    <style:style style:name="T10" style:family="text">
      <style:text-properties fo:color="#000000" style:font-name="Segoe UI1" fo:font-size="20pt" fo:font-weight="bold" style:font-name-asian="Segoe UI" style:font-size-asian="20pt" style:font-weight-asian="bold" style:font-name-complex="Segoe UI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3.063cm" svg:x="2.032cm" svg:y="0.762cm">
          <draw:text-box>
            <text:p text:style-name="P1"><text:span text:style-name="T1">Hymn #763</text:span></text:p>
            <text:p text:style-name="P1"><text:span text:style-name="T2">“</text:span><text:span text:style-name="T2">When Peace, like a Riv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5.146cm" svg:height="6.604cm" svg:x="1.524cm" svg:y="1.016cm">
          <draw:text-box>
            <text:p text:style-name="P1"><text:span text:style-name="T3">1. </text:span><text:span text:style-name="T2">When peace, like a river, attendeth my way;</text:span><text:span text:style-name="T2"><text:line-break/></text:span><text:span text:style-name="T4">When sorrows, like sea billows, roll;</text:span><text:span text:style-name="T2"><text:line-break/></text:span><text:span text:style-name="T2">Whatever my lot, Thou hast taught me to say,</text:span><text:span text:style-name="T2"><text:line-break/></text:span><text:span text:style-name="T4">It is well, it is well with my sou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638cm" svg:height="5.842cm" svg:x="1.524cm" svg:y="1.016cm">
          <draw:text-box>
            <text:p text:style-name="P5"><text:span text:style-name="T5">Refrain:</text:span><text:span text:style-name="T6"> <text:s/></text:span><text:span text:style-name="T7">It is well (It is well)</text:span><text:span text:style-name="T7"><text:line-break/></text:span><text:span text:style-name="T7"> <text:s text:c="9"/>with my soul, (with my soul), </text:span><text:span text:style-name="T7"><text:line-break/></text:span><text:span text:style-name="T7"> <text:s text:c="9"/>It is well, it is well with my soul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7" draw:layer="layout" svg:width="24.13cm" svg:height="7.715cm" svg:x="2.032cm" svg:y="1.016cm">
          <draw:text-box>
            <text:p text:style-name="P1"><text:span text:style-name="T3">2. </text:span><text:span text:style-name="T2">Though Satan should buffet, </text:span></text:p>
            <text:p text:style-name="P1"><text:span text:style-name="T2">though trials should come,</text:span><text:span text:style-name="T2"><text:line-break/></text:span><text:span text:style-name="T2">Let this blest assurance control,</text:span><text:span text:style-name="T2"><text:line-break/></text:span><text:span text:style-name="T8">That Christ hath regarded my helpless estate</text:span><text:span text:style-name="T2"><text:line-break/></text:span><text:span text:style-name="T2">And hath shed His own blood for my sou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638cm" svg:height="5.842cm" svg:x="1.524cm" svg:y="1.016cm">
          <draw:text-box>
            <text:p text:style-name="P5"><text:span text:style-name="T5">Refrain:</text:span><text:span text:style-name="T6"> <text:s/></text:span><text:span text:style-name="T7">It is well (It is well)</text:span><text:span text:style-name="T7"><text:line-break/></text:span><text:span text:style-name="T7"> <text:s text:c="9"/>with my soul, (with my soul), </text:span><text:span text:style-name="T7"><text:line-break/></text:span><text:span text:style-name="T7"> <text:s text:c="9"/>It is well, it is well with my soul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3" draw:text-style-name="P9" draw:layer="layout" svg:width="24.892cm" svg:height="6.604cm" svg:x="1.524cm" svg:y="0.953cm">
          <draw:text-box>
            <text:p text:style-name="P1"><text:span text:style-name="T3">3. </text:span><text:span text:style-name="T8">He lives-oh, the bliss of this glorious thought;</text:span></text:p>
            <text:p text:style-name="P1"><text:span text:style-name="T2">My sin, not in part, but the whole,</text:span><text:span text:style-name="T2"><text:line-break/></text:span><text:span text:style-name="T2">Is nailed to His cross, and I bear it no more.</text:span><text:span text:style-name="T2"><text:line-break/></text:span><text:span text:style-name="T2">Praise the Lord, praise the Lord, O my sou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638cm" svg:height="5.842cm" svg:x="1.524cm" svg:y="1.016cm">
          <draw:text-box>
            <text:p text:style-name="P5"><text:span text:style-name="T5">Refrain:</text:span><text:span text:style-name="T6"> <text:s/></text:span><text:span text:style-name="T7">It is well (It is well)</text:span><text:span text:style-name="T7"><text:line-break/></text:span><text:span text:style-name="T7"> <text:s text:c="9"/>with my soul, (with my soul), </text:span><text:span text:style-name="T7"><text:line-break/></text:span><text:span text:style-name="T7"> <text:s text:c="9"/>It is well, it is well with my soul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6" draw:text-style-name="P11" draw:layer="layout" svg:width="24.892cm" svg:height="7.874cm" svg:x="1.524cm" svg:y="0.762cm">
          <draw:text-box>
            <text:p text:style-name="P5"><text:span text:style-name="T5">4. </text:span><text:span text:style-name="T2">And, Lord, haste the day</text:span></text:p>
            <text:p text:style-name="P10"><text:span text:style-name="T2">when our faith shall be sight,</text:span><text:span text:style-name="T2"><text:line-break/></text:span><text:span text:style-name="T2">The clouds be rolled back as a scroll,</text:span><text:span text:style-name="T2"><text:line-break/></text:span><text:span text:style-name="T9">The trumpet shall sound and the Lord shall descend;</text:span><text:span text:style-name="T2"><text:line-break/></text:span><text:span text:style-name="T2">Even so it is well with my sou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7" draw:text-style-name="P6" draw:layer="layout" svg:width="24.638cm" svg:height="10.021cm" svg:x="1.524cm" svg:y="1.016cm">
          <draw:text-box>
            <text:p text:style-name="P5"><text:span text:style-name="T5">Refrain:</text:span><text:span text:style-name="T6"> <text:s/></text:span><text:span text:style-name="T7">It is well (It is well)</text:span><text:span text:style-name="T7"><text:line-break/></text:span><text:span text:style-name="T7"> <text:s text:c="9"/>with my soul, (with my soul), </text:span><text:span text:style-name="T7"><text:line-break/></text:span><text:span text:style-name="T7"> <text:s text:c="9"/>It is well, it is well with my soul.</text:span></text:p>
            <text:p text:style-name="P5"><text:span text:style-name="T6"><text:s/>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<text:s text:c="12"/></text:span><text:span text:style-name="T6">Public domain</text:span><text:span text:style-name="T10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21:59:19.561000000</meta:creation-date>
    <dc:title>bluwht blank</dc:title>
    <meta:editing-duration>PT2M53S</meta:editing-duration>
    <meta:editing-cycles>6</meta:editing-cycles>
    <meta:generator>LibreOffice/6.0.1.1$Windows_X86_64 LibreOffice_project/60bfb1526849283ce2491346ed2aa51c465abfe6</meta:generator>
    <dc:date>2018-02-22T18:52:49.574000000</dc:date>
    <meta:document-statistic meta:object-count="59"/>
  </office:meta>
</office:document-meta>
</file>